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73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45cm"/>
      <style:paragraph-properties style:writing-mode="lr-tb"/>
    </style:style>
    <style:style style:name="gr3" style:family="graphic" style:parent-style-name="objectwithoutfill">
      <style:graphic-properties svg:stroke-width="0.1cm" svg:stroke-color="#000000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P1" style:family="paragraph">
      <style:text-properties fo:color="#666666" fo:font-size="22pt" fo:font-weight="bold" style:font-size-asian="18pt" style:font-size-complex="18pt"/>
    </style:style>
    <style:style style:name="P2" style:family="paragraph">
      <loext:graphic-properties draw:fill="none" draw:fill-color="#ffffff"/>
      <style:text-properties fo:color="#666666" fo:font-size="22pt" fo:font-weight="bold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T1" style:family="text">
      <style:text-properties fo:color="#666666" fo:font-size="22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2" draw:layer="layout" svg:width="11.2cm" svg:height="1.987cm" svg:x="5.6cm" svg:y="8.7cm">
          <draw:text-box>
            <text:p text:style-name="P1"><text:span text:style-name="T1">def mostrarIntroducción():</text:span></text:p>
          </draw:text-box>
        </draw:frame>
        <draw:frame draw:style-name="gr2" draw:text-style-name="P4" draw:layer="layout" svg:width="5.5cm" svg:height="1.7cm" svg:x="3.8cm" svg:y="5.7cm">
          <draw:text-box>
            <text:p text:style-name="P3">Palabra</text:p>
            <text:p text:style-name="P3">reservada def</text:p>
          </draw:text-box>
        </draw:frame>
        <draw:frame draw:style-name="gr2" draw:text-style-name="P4" draw:layer="layout" svg:width="5.5cm" svg:height="1.7cm" svg:x="12.4cm" svg:y="6.3cm">
          <draw:text-box>
            <text:p text:style-name="P3">Paréntesis</text:p>
          </draw:text-box>
        </draw:frame>
        <draw:frame draw:style-name="gr2" draw:text-style-name="P4" draw:layer="layout" svg:width="5.5cm" svg:height="1.7cm" svg:x="12.4cm" svg:y="11.1cm">
          <draw:text-box>
            <text:p text:style-name="P3">Dos puntos</text:p>
          </draw:text-box>
        </draw:frame>
        <draw:frame draw:style-name="gr2" draw:text-style-name="P4" draw:layer="layout" svg:width="5.5cm" svg:height="1.7cm" svg:x="7.1cm" svg:y="10.9cm">
          <draw:text-box>
            <text:p text:style-name="P3">Nombre de la</text:p>
            <text:p text:style-name="P3">función</text:p>
          </draw:text-box>
        </draw:frame>
        <draw:line draw:style-name="gr3" draw:text-style-name="P5" draw:layer="layout" svg:x1="6.5cm" svg:y1="7.5cm" svg:x2="6.5cm" svg:y2="8.775cm">
          <text:p/>
        </draw:line>
        <draw:line draw:style-name="gr3" draw:text-style-name="P5" draw:layer="layout" svg:x1="15.1cm" svg:y1="7.476cm" svg:x2="15.1cm" svg:y2="8.751cm">
          <text:p/>
        </draw:line>
        <draw:line draw:style-name="gr3" draw:text-style-name="P5" draw:layer="layout" svg:x1="15.4cm" svg:y1="11.026cm" svg:x2="15.4cm" svg:y2="9.751cm">
          <text:p/>
        </draw:line>
        <draw:line draw:style-name="gr3" draw:text-style-name="P5" draw:layer="layout" svg:x1="9.8cm" svg:y1="11.052cm" svg:x2="9.8cm" svg:y2="9.77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ime Gutierrez</meta:initial-creator>
    <meta:creation-date>2020-03-28T22:10:10.861339812</meta:creation-date>
    <dc:date>2020-03-28T22:29:30.588996088</dc:date>
    <dc:creator>Jaime Gutierrez</dc:creator>
    <meta:editing-duration>PT9M9S</meta:editing-duration>
    <meta:editing-cycles>1</meta:editing-cycles>
    <meta:document-statistic meta:object-count="9"/>
    <meta:generator>LibreOffice/6.4.1.2$Linux_X86_64 LibreOffice_project/40$Build-2</meta:generator>
  </office:meta>
</office:document-meta>
</file>